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ssignments</text:p>
      <text:p text:style-name="P1"> 1.  Write a method that accepts two string and checks whether the later is a substring of the first or not.</text:p>
      <text:p text:style-name="P1">2. Write a method to sort a list of numbers, without using .sort method, use parallel assignment , the method should  return the sorted array</text:p>
      <text:p text:style-name="P1">3. Write a method to return the gcd of two numbers( dont use .gcd) and also check Division by Zero Exception.</text:p>
      <text:p text:style-name="P1">6. Write a module with add, sub, mul, div methods..Now the pratice.rb file include the module and write a method that accepts two numbers and returns an array performing the calculation.</text:p>
      <text:p text:style-name="P1">  say  test(3, 2) will return [5, 1, 6, 1]</text:p>
      <text:p text:style-name="P1">please include these in the practice.rb file as shown</text:p>
      <text:p text:style-name="P1">also go through the practice.rb  try to follow  the code and write your code like that ask me if find any problem..</text:p>
      <text:p text:style-name="Standard">So your Date of Submission will be 19/06/2013 none will be accepted after the given date please clear your doubts on Monday and Tuesday</text:p>
      <text:p text:style-name="P1"/>
      <text:p text:style-name="Standard">rega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23:51:03</meta:creation-date>
    <dc:date>2013-06-18T23:51:35</dc:date>
    <meta:editing-duration>P0D</meta:editing-duration>
    <meta:editing-cycles>1</meta:editing-cycles>
    <meta:document-statistic meta:table-count="0" meta:image-count="0" meta:object-count="0" meta:page-count="1" meta:paragraph-count="10" meta:word-count="166" meta:character-count="915" meta:non-whitespace-character-count="751"/>
    <meta:generator>LibreOffice/3.6$Linux_x86 LibreOffice_project/360m1$Build-2</meta:generator>
  </office:meta>
</office:document-meta>
</file>